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size="14pt" fo:font-weight="bold"/>
    </style:style>
    <style:style style:name="P3" style:family="paragraph" style:parent-style-name="Text_20_body">
      <style:paragraph-properties fo:margin-top="0cm" fo:margin-bottom="0cm"/>
      <style:text-properties fo:font-size="11pt"/>
    </style:style>
    <style:style style:name="P4" style:family="paragraph" style:parent-style-name="Text_20_body" style:list-style-name="L1">
      <style:paragraph-properties fo:margin-top="0cm" fo:margin-bottom="0cm"/>
      <style:text-properties fo:font-size="11pt" fo:font-style="italic"/>
    </style:style>
    <style:style style:name="P5" style:family="paragraph" style:parent-style-name="Text_20_body" style:list-style-name="L2">
      <style:paragraph-properties fo:margin-top="0cm" fo:margin-bottom="0cm"/>
      <style:text-properties fo:font-size="11pt" fo:font-style="italic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  <style:text-properties fo:color="#008000"/>
    </style:style>
    <style:style style:name="P9" style:family="paragraph" style:parent-style-name="Text_20_body">
      <style:paragraph-properties fo:margin-top="0cm" fo:margin-bottom="0cm" fo:break-before="page"/>
    </style:style>
    <style:style style:name="P10" style:family="paragraph" style:parent-style-name="Text_20_body" style:list-style-name="L3">
      <style:paragraph-properties fo:margin-top="0cm" fo:margin-bottom="0cm" fo:break-before="page"/>
    </style:style>
    <style:style style:name="P11" style:family="paragraph" style:parent-style-name="Preformatted_20_Text">
      <style:text-properties fo:color="#008000" style:font-name="Courier New" fo:font-size="8pt" fo:font-style="italic" style:font-size-asian="8pt" style:font-style-asian="italic" style:font-size-complex="8pt" style:font-style-complex="italic"/>
    </style:style>
    <style:style style:name="P12" style:family="paragraph" style:parent-style-name="Preformatted_20_Text">
      <style:text-properties fo:color="#008000" fo:font-size="8pt" fo:font-style="italic" style:font-size-asian="8pt" style:font-style-asian="italic" style:font-size-complex="8pt" style:font-style-complex="italic"/>
    </style:style>
    <style:style style:name="P13" style:family="paragraph" style:parent-style-name="Preformatted_20_Text">
      <style:text-properties fo:color="#008000" fo:font-style="italic" style:font-style-asian="italic" style:font-style-complex="italic"/>
    </style:style>
    <style:style style:name="P14" style:family="paragraph" style:parent-style-name="Preformatted_20_Text">
      <style:paragraph-properties fo:margin-top="0cm" fo:margin-bottom="0.499cm"/>
      <style:text-properties fo:color="#008000" fo:font-size="8pt" fo:font-style="italic" style:font-size-asian="8pt" style:font-style-asian="italic" style:font-size-complex="8pt" style:font-style-complex="italic"/>
    </style:style>
    <style:style style:name="P15" style:family="paragraph" style:parent-style-name="Preformatted_20_Text">
      <style:paragraph-properties fo:margin-top="0cm" fo:margin-bottom="0.499cm"/>
      <style:text-properties fo:color="#008000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fo:font-style="italic"/>
    </style:style>
    <style:style style:name="T3" style:family="text">
      <style:text-properties fo:font-size="14pt" fo:font-weight="bold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color="#008000"/>
    </style:style>
    <style:style style:name="T8" style:family="text">
      <style:text-properties fo:color="#008000" style:font-name="Courier New"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008000" style:font-name="Courier New"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008000" fo:font-style="italic" style:font-style-asian="italic" style:font-style-complex="italic"/>
    </style:style>
    <style:style style:name="T11" style:family="text">
      <style:text-properties fo:color="#008000" fo:font-size="10pt" style:font-size-asian="10pt" style:font-size-complex="10pt"/>
    </style:style>
    <style:style style:name="T12" style:family="text">
      <style:text-properties fo:color="#008000" fo:font-size="10pt" fo:font-style="italic" style:font-size-asian="10pt" style:font-style-asian="italic" style:font-size-complex="10pt" style:font-style-complex="italic"/>
    </style:style>
    <style:style style:name="T13" style:family="text">
      <style:text-properties fo:color="#000000" fo:font-style="italic" style:font-style-asian="italic" style:font-style-complex="italic"/>
    </style:style>
    <style:style style:name="T14" style:family="text">
      <style:text-properties fo:color="#000000"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tinumModel</text:p>
      <text:p text:style-name="Text_20_body"/>
      <text:p text:style-name="P3">Ajustes en la clase (Entity) de la tabla que se va a hacer el ABM.</text:p>
      <text:p text:style-name="P1"/>
      <text:list xml:id="list33615926" text:style-name="L1">
        <text:list-item>
          <text:list>
            <text:list-item>
              <text:list>
                <text:list-item>
                  <text:p text:style-name="P4">Que el tipo de datos del atributo que es primary key (@Id en el Entity) se del tipo Long.</text:p>
                </text:list-item>
                <text:list-item>
                  <text:p text:style-name="P4">Agregar los Anotations para enlazar a la secuencia de base de datos que le corresponde a la tabla en cuestion. (ej. Producto.java del proyecto PlatinumModel)</text:p>
                  <text:list>
                    <text:list-item>
                      <text:list>
                        <text:list-item>
                          <text:p text:style-name="P4">Agregar @SequenceGenerator, esto va debajo del @Entity</text:p>
                        </text:list-item>
                        <text:list-item>
                          <text:p text:style-name="P4">Agregar @GeneratedValue, esto debajo del anotations @I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3">Ajustes en la clase (Controller) del Entity.</text:p>
      <text:list xml:id="list33620536" text:style-name="L2">
        <text:list-item>
          <text:list>
            <text:list-item>
              <text:list>
                <text:list-item>
                  <text:p text:style-name="P5">La clase controller debe heredar de AbstractJpaDao e implementar los metodos.<text:line-break/>Ej. Class TipoProductoControler extends AbstractJpaDao&lt;TipoProducto&gt;</text:p>
                </text:list-item>
                <text:list-item>
                  <text:p text:style-name="P5">Agregar constructor por defecto, para invocar dentro de este al constructor de la clase padre<text:line-break/>ej. public TipoProductoController() {</text:p>
                  <text:p text:style-name="P6">        <text:span text:style-name="T2">super();</text:span></text:p>
                  <text:p text:style-name="P6">     <text:span text:style-name="T2">}</text:span></text:p>
                </text:list-item>
                <text:list-item>
                  <text:p text:style-name="P5">Se puede copiar uno que ya esta hecho ejmplo: TipoProductoControler y luego buscar y reemplazar &lt;TipoProducto&gt; por el Entity en cuestion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Text_20_body"><text:line-break/><text:span text:style-name="T3">Platinum</text:span></text:p>
      <text:list xml:id="list33609713" text:style-name="L3">
        <text:list-item>
          <text:p text:style-name="P7">Te adjunto el tutorial que utilizamos como para mirar los del javascript del radio button y las otras cosas q vimos en ese tutorial.</text:p>
        </text:list-item>
        <text:list-item>
          <text:p text:style-name="P7">Agregar javascript para verificar si se selecciono un registro para el Caso Elimiar <text:line-break/>Ejemplo: <text:line-break/>                    &lt;script&gt;<text:line-break/>                        var delSelect;<text:line-break/>                        function confirmar() {<text:line-break/>                            if (delSelect!=null){<text:line-break/>                                if(!confirm("¿Está seguro de eliminar el Producto seleccionado?")) {<text:line-break/>                                    return false;<text:line-break/>                                }else{<text:line-break/>                                    return true;<text:line-break/>                                }<text:line-break/>                            }<text:line-break/>                        }<text:line-break/>                    &lt;/script&gt;</text:p>
        </text:list-item>
        <text:list-item>
          <text:p text:style-name="P7">En el evento onClick del boton Eliminar registro, agregar algo asi: onClick="<text:a xlink:type="simple" xlink:href="javascript:returnconfirmar">javascript:returnconfirmar</text:a>()" <text:line-break/></text:p>
        </text:list-item>
        <text:list-item>
          <text:p text:style-name="P7">Al agregar el metodo getAllFiltered importar los siguientes paquetes:<text:line-break/><text:line-break/><text:span text:style-name="T7">import javax.persistence.EntityManager;</text:span></text:p>
          <text:p text:style-name="P8">import javax.persistence.Query;</text:p>
        </text:list-item>
      </text:list>
      <text:p text:style-name="P9"/>
      <text:list xml:id="list35343138" text:continue-numbering="true" text:style-name="L3">
        <text:list-item>
          <text:p text:style-name="P7">Radio Button de la Grilla</text:p>
          <text:list>
            <text:list-item>
              <text:p text:style-name="P7">Agregar una columna con radio button en la Grilla</text:p>
            </text:list-item>
            <text:list-item>
              <text:p text:style-name="P7">Agregar el Siguiente codigo en la Bean de la Pagina<text:line-break/><text:line-break/><text:span text:style-name="T8">private TableSelectPhaseListener tablePhaseListener = </text:span></text:p>
            </text:list-item>
          </text:list>
        </text:list-item>
      </text:list>
      <text:p text:style-name="P11"><text:s text:c="34"/>new TableSelectPhaseListener();</text:p>
      <text:p text:style-name="P11"><text:s text:c="4"/></text:p>
      <text:p text:style-name="P12"><text:s text:c="4"/>public void setSelected(Object object) {</text:p>
      <text:p text:style-name="P12"><text:s text:c="8"/>RowKey rowKey = (RowKey)getValue("#{currentRow.tableRow}");</text:p>
      <text:p text:style-name="P12"><text:s text:c="8"/>if (rowKey != null) {</text:p>
      <text:p text:style-name="P12"><text:s text:c="12"/>tablePhaseListener.setSelected(rowKey, object);</text:p>
      <text:p text:style-name="P12"><text:s text:c="8"/>}</text:p>
      <text:p text:style-name="P12"><text:s text:c="4"/>}</text:p>
      <text:p text:style-name="P12"><text:s text:c="4"/></text:p>
      <text:p text:style-name="P12"><text:s text:c="4"/>public Object getSelected(){</text:p>
      <text:p text:style-name="P12"><text:s text:c="8"/>RowKey rowKey = (RowKey)getValue("#{currentRow.tableRow}");</text:p>
      <text:p text:style-name="P12"><text:s text:c="8"/>return tablePhaseListener.getSelected(rowKey);</text:p>
      <text:p text:style-name="P12"><text:s text:c="8"/></text:p>
      <text:p text:style-name="P12"><text:s text:c="4"/>}</text:p>
      <text:p text:style-name="P12"><text:s text:c="4"/></text:p>
      <text:p text:style-name="P12"><text:s text:c="4"/>public Object getSelectedValue() {</text:p>
      <text:p text:style-name="P12"><text:s text:c="8"/>RowKey rowKey = (RowKey)getValue("#{currentRow.tableRow}");</text:p>
      <text:p text:style-name="P12"><text:s text:c="8"/>return (rowKey != null) ? rowKey.getRowId() : null;</text:p>
      <text:p text:style-name="P12"><text:s text:c="8"/></text:p>
      <text:p text:style-name="P12"><text:s text:c="4"/>}</text:p>
      <text:p text:style-name="P12"><text:s text:c="4"/></text:p>
      <text:p text:style-name="P12"><text:s text:c="4"/>public boolean getSelectedState() {</text:p>
      <text:p text:style-name="P12"><text:s text:c="8"/>RowKey rowKey = (RowKey)getValue("#{currentRow.tableRow}");</text:p>
      <text:p text:style-name="P12"><text:s text:c="8"/>return tablePhaseListener.isSelected(rowKey);</text:p>
      <text:p text:style-name="P14"><text:s text:c="4"/>}</text:p>
      <text:list xml:id="list35317904" text:continue-numbering="true" text:style-name="L3">
        <text:list-item>
          <text:list>
            <text:list-header>
              <text:p text:style-name="P7"/>
            </text:list-header>
            <text:list-item>
              <text:p text:style-name="P7">Asignar las siguientes propiedades del radio button<text:line-break/><text:line-break/><text:span text:style-name="T11">name="#{Page1.radioButton1.id}"<text:line-break/>selected="#{Page1.selected}" <text:line-break/>selectedValue="#{Page1.selectedValue}"</text:span> <text:line-break/><text:line-break/><text:span text:style-name="T1">reemplazar </text:span><text:span text:style-name="T10">Page1 </text:span><text:span text:style-name="T13">por el nombre del pagina que se esta desarrollando.</text:span><text:line-break/></text:p>
            </text:list-item>
            <text:list-item>
              <text:p text:style-name="P7">En la columna que le contiene al radioButton1 en la pagina cambiar las siguientes propiedades:<text:line-break/><text:line-break/><text:span text:style-name="T11">Set the </text:span><text:span text:style-name="Teletype"><text:span text:style-name="T11">onClick</text:span></text:span><text:span text:style-name="T11"> property to</text:span><text:span text:style-name="Teletype"><text:span text:style-name="T11"> setTimeout(‘initAllRows()’,0)<text:line-break/>selectId property to #{Page1.radioButton1.id} </text:span></text:span><text:span text:style-name="Teletype"><text:span text:style-name="T5"><text:line-break/><text:line-break/></text:span></text:span><text:span text:style-name="Teletype"><text:span text:style-name="T6">reemplazar </text:span></text:span><text:span text:style-name="Teletype"><text:span text:style-name="T12">Page1 </text:span></text:span><text:span text:style-name="Teletype"><text:span text:style-name="T14">por el nombre del pagina que se esta desarrollando.</text:span></text:span><text:span text:style-name="T5"> </text:span><text:line-break/></text:p>
            </text:list-item>
            <text:list-item>
              <text:p text:style-name="P7">En el table Row Group tag jsp webuijsf:tableRowGroup <text:line-break/><text:line-break/><text:line-break/><text:span text:style-name="Teletype"><text:span text:style-name="T11">selected="#{Page1.selectedState}"</text:span></text:span> <text:line-break/></text:p>
              <text:p text:style-name="P10"/>
            </text:list-item>
            <text:list-item>
              <text:p text:style-name="P7">Agrear en el Bean de la Pagina, en el metodo del Boton Eliminar Registro<text:line-break/><text:line-break/><text:span text:style-name="T9">if (getTableRowGroup1().getSelectedRowsCount() &gt; 0){</text:span><text:span text:style-name="T10"> </text:span></text:p>
            </text:list-item>
          </text:list>
        </text:list-item>
      </text:list>
      <text:p text:style-name="P13"><text:s text:c="10"/>RowKey[] selectedRowKeys = getTableRowGroup1().getSelectedRowKeys(); </text:p>
      <text:p text:style-name="P13"><text:s text:c="10"/>Users[] users = getSessionBean1().getUsers(); </text:p>
      <text:p text:style-name="P13"><text:s text:c="10"/>int rowId = Integer.parseInt(selectedRowKeys[0].getRowId()); </text:p>
      <text:p text:style-name="P13"><text:s text:c="10"/>Users user = users[rowId]; </text:p>
      <text:p text:style-name="P13"><text:s text:c="10"/>// Remove the Entity from the database using UserController </text:p>
      <text:p text:style-name="P13"><text:s text:c="10"/>UserController userController = new UserController(); </text:p>
      <text:p text:style-name="P13"><text:s text:c="10"/>userController.removeUser(user); </text:p>
      <text:p text:style-name="P13"><text:s text:c="8"/>} </text:p>
      <text:p text:style-name="P15"><text:s text:c="8"/>return null; </text:p>
      <text:list xml:id="list35334248" text:continue-numbering="true" text:style-name="L3">
        <text:list-item>
          <text:list>
            <text:list-item>
              <text:p text:style-name="P7">Agrear en el Bean de la Pagina, en el metodo del Boton Guardar Nuevo Registro<text:line-break/><text:line-break/><text:span text:style-name="T4"> </text:span><text:span text:style-name="T9">// Create a new User Entity</text:span></text:p>
            </text:list-item>
          </text:list>
        </text:list-item>
      </text:list>
      <text:p text:style-name="P13"><text:s text:c="8"/>Users newUser = new Users();</text:p>
      <text:p text:style-name="P13"><text:s text:c="8"/>newUser.setUsername((String) userNameField.getText());</text:p>
      <text:p text:style-name="P13"><text:s text:c="8"/>newUser.setPassword((String) passwordField.getText());</text:p>
      <text:p text:style-name="P13"><text:s text:c="8"/>newUser.setEmailAddress((String) emailAddressField.getText());</text:p>
      <text:p text:style-name="P13"><text:s text:c="8"/>// Add the new Entity to the database using UserController</text:p>
      <text:p text:style-name="P13"><text:s text:c="8"/>UserController userController = new UserController();</text:p>
      <text:p text:style-name="P13"><text:s text:c="8"/>userController.addUser(newUser);</text:p>
      <text:p text:style-name="P13"><text:s text:c="8"/>updateRequest = false;</text:p>
      <text:p text:style-name="P15"><text:s text:c="8"/>return null;</text:p>
      <text:list xml:id="list35322165" text:continue-numbering="true" text:style-name="L3">
        <text:list-item>
          <text:list>
            <text:list-header>
              <text:p text:style-name="P7"/>
            </text:list-header>
            <text:list-item>
              <text:p text:style-name="P7">En la operación de Editar registro <text:line-break/><text:line-break/><text:span text:style-name="T1">Guadar el ID del registro seleccionado en SessionBean1 <text:line-break/><text:line-break/></text:span><text:span text:style-name="T10">ej.:</text:span><text:span text:style-name="T1"> </text:span><text:span text:style-name="T10">getSessionBean1().setId() <text:line-break/>en el metodo "cargar los campos" agregar<text:line-break/>getSessionBean1().setId(tipoProducto.getCodTipoProducto());</text:span><text:line-break/></text:p>
            </text:list-item>
            <text:list-item>
              <text:p text:style-name="P7">Agrear en el Bean de la Pagina, en el metodo del Boton Guardar al Editar Registro<text:line-break/><text:line-break/><text:span text:style-name="T9">RowKey[] selectedRowKeys = getTableRowGroup1().getSelectedRowKeys();</text:span></text:p>
            </text:list-item>
          </text:list>
        </text:list-item>
      </text:list>
      <text:p text:style-name="P13"><text:s text:c="8"/>Users[] users = getSessionBean1().getUsers();</text:p>
      <text:p text:style-name="P13"><text:s text:c="8"/>int rowId = Integer.parseInt(selectedRowKeys[0].getRowId());</text:p>
      <text:p text:style-name="P13"><text:s text:c="8"/>Users user = users[rowId];</text:p>
      <text:p text:style-name="P13"><text:s text:c="8"/>user.setUsername((String) userNameField.getText());</text:p>
      <text:p text:style-name="P13"><text:s text:c="8"/>user.setPassword((String) passwordField.getText());</text:p>
      <text:p text:style-name="P13"><text:s text:c="8"/>user.setEmailAddress((String) emailAddressField.getText());</text:p>
      <text:p text:style-name="P13"><text:s text:c="8"/>// Update the database table data using UserController</text:p>
      <text:p text:style-name="P13"><text:s text:c="8"/>UserController userController = new UserController();</text:p>
      <text:p text:style-name="P13"><text:s text:c="8"/>userController.updateUser(user);</text:p>
      <text:p text:style-name="P13"><text:s text:c="8"/>addRequest = false;</text:p>
      <text:p text:style-name="P15"><text:s text:c="8"/>return null;</text:p>
      <text:list xml:id="list35326915" text:continue-numbering="true" text:style-name="L3">
        <text:list-item>
          <text:list>
            <text:list-header>
              <text:p text:style-name="P7"><text:lin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Jara</meta:initial-creator>
    <meta:creation-date>2010-01-16T13:50:07.13</meta:creation-date>
    <dc:date>2010-01-16T15:21:24.59</dc:date>
    <dc:creator>Martin Jara</dc:creator>
    <meta:editing-duration>PT00H30M13S</meta:editing-duration>
    <meta:editing-cycles>5</meta:editing-cycles>
    <meta:generator>OpenOffice.org/3.1$Win32 OpenOffice.org_project/310m11$Build-9399</meta:generator>
    <meta:document-statistic meta:table-count="0" meta:image-count="0" meta:object-count="0" meta:page-count="3" meta:paragraph-count="83" meta:word-count="588" meta:character-count="5596"/>
  </office:meta>
</office:document-meta>
</file>